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DF0FD730657ADC28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3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游明朝" fo:text-shadow="1pt 1pt" style:font-name-asian="游明朝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游明朝" fo:font-size="20pt" fo:text-shadow="1pt 1pt" style:font-name-asian="游明朝" style:font-size-asian="20pt" style:font-size-complex="20pt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style:font-name="游明朝" fo:font-size="66pt" fo:text-shadow="1pt 1pt" style:font-name-asian="游明朝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50.798cm" svg:height="26.5cm" svg:x="0.002cm" svg:y="0cm">
          <draw:image xlink:href="Pictures/1000000100000780000003DF0FD730657ADC2843.png" xlink:type="simple" xlink:show="embed" xlink:actuate="onLoad" draw:mime-type="image/png">
            <text:p/>
          </draw:image>
        </draw:frame>
        <draw:frame draw:style-name="gr2" draw:text-style-name="P3" draw:layer="layout" svg:width="50.798cm" svg:height="3.985cm" svg:x="0cm" svg:y="22cm">
          <draw:text-box>
            <text:p text:style-name="P2"><text:span text:style-name="T1">さあ、自由な世界に羽ばたこう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999992370606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665cm" fo:margin-bottom="0cm" fo:text-indent="0cm"/>
      <style:text-properties fo:font-size="46.5999984741211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99cm" fo:margin-bottom="0cm" fo:text-indent="0cm"/>
      <style:text-properties fo:font-size="40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332cm" fo:margin-bottom="0cm" fo:text-indent="0cm"/>
      <style:text-properties fo:font-size="33.299999237060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3.199996948242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6.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4.644cm" svg:x="1cm" svg:y="3.95cm"/>
      <draw:page-thumbnail draw:layer="backgroundobjects" svg:width="8.999cm" svg:height="4.644cm" svg:x="1cm" svg:y="12.526cm"/>
      <draw:page-thumbnail draw:layer="backgroundobjects" svg:width="8.999cm" svg:height="4.644cm" svg:x="1cm" svg:y="21.102cm"/>
      <draw:page-thumbnail draw:layer="backgroundobjects" svg:width="8.999cm" svg:height="4.644cm" svg:x="11cm" svg:y="3.95cm"/>
      <draw:page-thumbnail draw:layer="backgroundobjects" svg:width="8.999cm" svg:height="4.644cm" svg:x="11cm" svg:y="12.526cm"/>
      <draw:page-thumbnail draw:layer="backgroundobjects" svg:width="8.999cm" svg:height="4.644cm" svg:x="11cm" svg:y="21.102cm"/>
    </style:handout-master>
    <style:master-page style:name="標準" style:page-layout-name="PM1" draw:style-name="Mdp1">
      <draw:frame presentation:style-name="標準-title" draw:layer="backgroundobjects" svg:width="45.718cm" svg:height="4.377cm" svg:x="2.539cm" svg:y="1.045cm" presentation:class="title" presentation:placeholder="true">
        <draw:text-box/>
      </draw:frame>
      <draw:frame presentation:style-name="標準-outline1" draw:layer="backgroundobjects" svg:width="45.718cm" svg:height="15.206cm" svg:x="2.539cm" svg:y="6.134cm" presentation:class="outline" presentation:placeholder="true">
        <draw:text-box/>
      </draw:frame>
      <draw:frame presentation:style-name="Mpr1" draw:text-style-name="MP2" draw:layer="backgroundobjects" svg:width="11.835cm" svg:height="1.806cm" svg:x="2.539cm" svg:y="23.88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6.102cm" svg:height="1.806cm" svg:x="17.373cm" svg:y="23.88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835cm" svg:height="1.806cm" svg:x="36.423cm" svg:y="23.885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1T23:43:59.478000000</meta:creation-date>
    <dc:date>2022-04-02T00:57:39.103000000</dc:date>
    <meta:editing-duration>PT1H3M15S</meta:editing-duration>
    <meta:editing-cycles>1</meta:editing-cycles>
    <meta:document-statistic meta:object-count="25"/>
    <meta:generator>LibreOffice/7.3.0.3$Windows_X86_64 LibreOffice_project/0f246aa12d0eee4a0f7adcefbf7c878fc2238db3</meta:generator>
  </office:meta>
</office:document-meta>
</file>